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12.31 19:54   |   </text:span><text:a xlink:type="simple" xlink:href="http://palinfo.habago.org/Entry?Command=Information_PrintForum&amp;#FORUM38332"><text:span text:style-name="T2">#</text:span></text:a></text:p>
      <text:p text:style-name="P2"><text:span text:style-name="T1">卡韓政變 (219)：重返戒嚴</text:span><text:span text:style-name="T3"><text:line-break/><text:line-break/></text:span><text:span text:style-name="T1">陳真 2019. 12. 31.</text:span><text:span text:style-name="T3"><text:line-break/><text:line-break/><text:line-break/></text:span><text:span text:style-name="T1">先聽聽人渣黨政客們怎麼說 (見文末報導)，很不可思議吧？真的是什麼鳥話都敢講。</text:span><text:span text:style-name="T3"><text:line-break/><text:line-break/></text:span><text:span text:style-name="T1">我們以前反戒嚴，蔣家政權的種種回應說詞，就跟現在這個人渣黨一模一樣，比方說：「戒嚴是為了保護民主，不讓共匪有機可趁」，「戒嚴是為了保護善良人民，防止野心份子滲透，破壞團結」，「只有壞人才會害怕戒嚴，對善良人民根本沒有影響」。最有名的一句話就是「戒嚴只戒百分之三，根本不妨礙民主自由」。</text:span><text:span text:style-name="T3"><text:line-break/><text:line-break/></text:span><text:span text:style-name="T1">你看，跟人渣黨的言論像不像？</text:span><text:span text:style-name="T3"><text:line-break/><text:line-break/></text:span><text:span text:style-name="T1">三十幾年前，我還是個大學生，曾寫了一些文章在黨外雜誌上，把所謂「戒嚴只戒百分之三」比喻成生殖器恰恰就是佔人體百分之三的面積。我說，戒嚴不管戒多少都很嚴重，戒嚴就是戒嚴，就是剝奪人民最基本的各項自由與權利；更何況，「戒」掉這最重要的「百分之三」，影響更是巨大。</text:span><text:span text:style-name="T3"><text:line-break/><text:line-break/></text:span><text:span text:style-name="T1">十二年前 (2007年) 剛返台時，有一回好像是什麼選舉，剛好遇到解嚴20 周年紀念 (也就是 2007年)。有一天，下班經過一個大公園，看見人渣黨正在舉行群眾集會，偌大的舞台上播放著「民主前輩們感人的反戒嚴事蹟」，也就是1986年的「五一九綠色行動」；一邊播放影片，一邊還有悲壯配樂。當我經過現場時，舞台銀幕上剛好播出當年反戒嚴現場的一個影像：</text:span><text:span text:style-name="T3"><text:line-break/><text:line-break/></text:span><text:span text:style-name="T1">幾個人舉著一塊白布條，布條上寫著當年戒嚴令底下足以判死刑的一句話：「反戒嚴，抗蔣家」。在「蔣」字上頭那個舉布條的人就是我。</text:span><text:span text:style-name="T3"><text:line-break/><text:line-break/></text:span><text:span text:style-name="T1">我沒料到連走在街上都會看見自己，而且變成「民主先烈」、「民主前輩」。人渣黨當然不是要表彰我，而是藉著表彰這段慘烈的歷史來鬥爭國民黨。</text:span><text:span text:style-name="T3"><text:line-break/><text:line-break/></text:span><text:span text:style-name="T1">當時已經念大學的姪子跟我說，高中課本上也有提到反戒嚴。他完全不知道我過去是黨外人士，更不知道我就是這個歷史事件的主要參與者之一。當我知道連課本或課堂上都在表揚這段歷史時，心裏很沉重，感覺很可悲；一切努力，那麼多的痛苦，好不容易獲得一點成果，到頭來卻又依然回到原點。人渣政客之所作所為，恰恰就是當年舊國民黨的翻版，甚且變本加厲；而歷史永遠就是這樣被操弄，被利用，被拿來當成一種鬥爭工具。</text:span><text:span text:style-name="T3"><text:line-break/><text:line-break/></text:span><text:span text:style-name="T1">個人滄桑微不足道，可悲的是，整個島嶼卻始終在同樣的輪迴中打轉。</text:span><text:span text:style-name="T3"><text:line-break/><text:line-break/></text:span><text:span text:style-name="T1">=======================</text:span><text:span text:style-name="T3"><text:line-break/></text:span><text:span text:style-name="T1">《反滲透法》立院三讀　民進黨團：保護台商與台生的最大後盾</text:span><text:span text:style-name="T3"><text:line-break/><text:line-break/></text:span><text:span text:style-name="T1">ETtoday新聞雲</text:span><text:span text:style-name="T3"><text:line-break/><text:line-break/></text:span><text:span text:style-name="T1">記者林銘翰／台北報導</text:span><text:span text:style-name="T3"><text:line-break/><text:line-break/></text:span><text:span text:style-name="T1">立法院31日召開院會，民進黨立委挾著多數席次優勢，表決通過以民進黨團版本為主的《反滲透法》。民進黨團隨後也召開記者會，黨團總召柯建銘表示，《反滲透法》對於未來選後的台灣將是一個國家的重新開始；黨團幹事長管碧玲則說，《反滲透法》不但不會危害台商與台生，反而給了他們一個正當拒絕滲透的理由，是最堅強的後盾。</text:span><text:span text:style-name="T3"><text:line-break/><text:line-break/></text:span><text:span text:style-name="T1">立法院將於近一兩天整理完法條並完成公文程序後就會送交總統府，《反滲透法》經蔡英文公布總統令後就會正式實施。</text:span><text:span text:style-name="T3"><text:line-break/><text:line-break/></text:span><text:span text:style-name="T1">《反滲透法》條文三讀通過後，民進黨團隨後召開「紅色滲透無遠弗屆，民主防衛刻不容緩」記者會。</text:span><text:span text:style-name="T3"><text:line-break/><text:line-break/></text:span><text:span text:style-name="T1">黨團書記長李俊俋表示，《反滲透法》不是急就章，也沒有倉促立法的問題。民進黨團在上個會期「國安五法」通過後就在思考，台灣面對中國大陸的各種滲透，要如何在最小程度下讓民主機制不因滲透而產生變化，因此在思考、研擬後提出《反滲透法》。</text:span><text:span text:style-name="T3"><text:line-break/><text:line-break/></text:span><text:span text:style-name="T1">李俊俋強調，《反滲透法》是以最小的限度保障民主機制，感謝所有黨團通力合作讓法案三讀通過，大選結束後日望所有政黨能夠團結一致，讓台灣民主持續永恆發展，這才是《反滲透法》通過最主要的目的。</text:span><text:span text:style-name="T3"><text:line-break/><text:line-break/></text:span><text:span text:style-name="T1">民進黨立委劉世芳表示，《反滲透法》的必要性與急迫性，能反過來保護台商，避免掉許多不樂之捐。民進黨立委周春米也說，今天法案的三讀只是開始，團結是很重要的任務，「政治上大家可以競爭，但團結台灣朝野是一致的態度」。</text:span><text:span text:style-name="T3"><text:line-break/><text:line-break/></text:span><text:span text:style-name="T1">民進黨立委林靜儀則表示，民進黨團向來將國家利益放在最前面，也呼籲所有民代有責任讓民眾了解《反滲透法》，而不應該是被政黨操弄。</text:span><text:span text:style-name="T3"><text:line-break/><text:line-break/></text:span><text:span text:style-name="T1">管碧玲表示，半年多以來民進黨與《反滲透法》遭受到很多抹黑，但民進黨團還是以「選舉放兩邊、台灣放中間」的態度走過修法，如今總算立法完成。</text:span><text:span text:style-name="T3"><text:line-break/><text:line-break/></text:span><text:span text:style-name="T1">管碧玲說，《反滲透法》是台灣人在中國大陸的最大後盾，讓所有在大陸經商、求學與進行宗教交流的台灣人，有後盾婉拒種種不合理的要求，也呼籲中國大陸政府和全球交流要平等、尊重，「用文明方式互動，不要老是想要滲透、征服」，這是歷史性的、正面的法案，絕對是台灣民主的力量，也是台灣人在中國大陸最大的後盾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